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6979in"/>
    </style:style>
    <style:style style:name="Table1.A1" style:family="table-cell">
      <style:table-cell-properties fo:background-color="#004a4a" fo:padding="0.0382in" fo:border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007f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7fb2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e6e6e6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b3b3b3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officeooo:rsid="000df04a" officeooo:paragraph-rsid="000df04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df04a" officeooo:paragraph-rsid="000df04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0df04a" officeooo:paragraph-rsid="000df04a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ffff" style:font-name="Arial" fo:font-size="14pt" fo:font-weight="bold" officeooo:rsid="000df04a" officeooo:paragraph-rsid="000df04a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Arial" fo:font-weight="bold" officeooo:rsid="000e5087" officeooo:paragraph-rsid="000e508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0e84b3" officeooo:paragraph-rsid="000e84b3"/>
    </style:style>
    <style:style style:name="T1" style:family="text">
      <style:text-properties officeooo:rsid="00103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mpte rendu suivi 42sh n°3</text:p>
      <text:p text:style-name="P3"/>
      <text:p text:style-name="P3">Présents : </text:p>
      <text:p text:style-name="P3">Abel Chalier, Victor Beau, Ambroise Coutarel, Alexandre Kalatzis</text:p>
      <text:p text:style-name="P3"/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Répartition des tâches du suvi Bimensuel n°3 au suvi Bimensuel n°<text:span text:style-name="T1">4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Nom</text:p>
          </table:table-cell>
          <table:table-cell table:style-name="Table2.B1" office:value-type="string">
            <text:p text:style-name="P6">Responsable</text:p>
          </table:table-cell>
        </table:table-row>
        <table:table-row>
          <table:table-cell table:style-name="Table2.A2" office:value-type="string">
            <text:p text:style-name="P7">Inhibiteur</text:p>
          </table:table-cell>
          <table:table-cell table:style-name="Table2.B2" office:value-type="string">
            <text:p text:style-name="P7">Victor Beau</text:p>
          </table:table-cell>
        </table:table-row>
        <table:table-row>
          <table:table-cell table:style-name="Table2.A3" office:value-type="string">
            <text:p text:style-name="P7">Implémentation de la built-in echo</text:p>
          </table:table-cell>
          <table:table-cell table:style-name="Table2.B3" office:value-type="string">
            <text:p text:style-name="P7">Ambroise Coutarel</text:p>
          </table:table-cell>
        </table:table-row>
        <table:table-row>
          <table:table-cell table:style-name="Table2.A2" office:value-type="string">
            <text:p text:style-name="P7">Implémentation Termcaps</text:p>
          </table:table-cell>
          <table:table-cell table:style-name="Table2.B2" office:value-type="string">
            <text:p text:style-name="P7">Ambroise Coutarel</text:p>
          </table:table-cell>
        </table:table-row>
        <table:table-row>
          <table:table-cell table:style-name="Table2.A3" office:value-type="string">
            <text:p text:style-name="P7">Intégration du parser</text:p>
          </table:table-cell>
          <table:table-cell table:style-name="Table2.B3" office:value-type="string">
            <text:p text:style-name="P7">Abel Chalier</text:p>
          </table:table-cell>
        </table:table-row>
        <table:table-row>
          <table:table-cell table:style-name="Table2.A2" office:value-type="string">
            <text:p text:style-name="P7">Nettoyage du code existant</text:p>
          </table:table-cell>
          <table:table-cell table:style-name="Table2.B2" office:value-type="string">
            <text:p text:style-name="P7">Abel Chalier</text:p>
          </table:table-cell>
        </table:table-row>
        <table:table-row>
          <table:table-cell table:style-name="Table2.A3" office:value-type="string">
            <text:p text:style-name="P7">Implémentation du fichier de configuration</text:p>
          </table:table-cell>
          <table:table-cell table:style-name="Table2.B3" office:value-type="string">
            <text:p text:style-name="P7">Alexandre Kalatzi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kalatz_a </meta:initial-creator>
    <meta:creation-date>2014-04-17T20:06:30</meta:creation-date>
    <dc:date>2014-04-18T03:46:49</dc:date>
    <dc:creator>kalatz_a </dc:creator>
    <meta:editing-duration>PT48M49S</meta:editing-duration>
    <meta:editing-cycles>3</meta:editing-cycles>
    <meta:generator>LibreOffice/3.6$Linux_X86_64 LibreOffice_project/360m1$Build-304</meta:generator>
    <meta:document-statistic meta:table-count="2" meta:image-count="0" meta:object-count="0" meta:page-count="1" meta:paragraph-count="18" meta:word-count="60" meta:character-count="425" meta:non-whitespace-character-count="382"/>
  </office:meta>
</office:document-meta>
</file>